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7410" officeooo:paragraph-rsid="001d7410"/>
    </style:style>
    <style:style style:name="P2" style:family="paragraph" style:parent-style-name="Standard">
      <style:paragraph-properties fo:text-align="start" style:justify-single-word="false"/>
      <style:text-properties officeooo:rsid="001d7410" officeooo:paragraph-rsid="001d7410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d7410" officeooo:paragraph-rsid="001d7410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d7410" officeooo:paragraph-rsid="001e71c7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d7410" officeooo:paragraph-rsid="001d7410" style:font-size-asian="18pt" style:font-weight-asian="bold" style:font-size-complex="18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e71c7" officeooo:paragraph-rsid="001e71c7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pt" officeooo:rsid="001e71c7" officeooo:paragraph-rsid="001e71c7" style:font-size-asian="13pt" style:font-size-complex="13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3pt" officeooo:rsid="001d7410" officeooo:paragraph-rsid="001d7410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1d7410" officeooo:paragraph-rsid="001d7410" style:font-size-asian="15pt" style:font-weight-asian="bold" style:font-size-complex="15pt" style:font-weight-complex="bold"/>
    </style:style>
    <style:style style:name="T1" style:family="text">
      <style:text-properties officeooo:rsid="001e71c7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1e71c7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Analysis and Design of Replication Experiments</text:p>
      <text:p text:style-name="P5"/>
      <text:p text:style-name="P1">Leonhard Held and Charlotte Micheloud</text:p>
      <text:p text:style-name="P5"/>
      <text:p text:style-name="P10">Reference List</text:p>
      <text:p text:style-name="P1"/>
      <text:p text:style-name="P1"/>
      <text:list xml:id="list666166609" text:style-name="L1">
        <text:list-item>
          <text:p text:style-name="P9">Sceptical p-value</text:p>
          <text:p text:style-name="P3"><text:a xlink:type="simple" xlink:href="https://doi.org/10.1111/rssa.12493" text:style-name="Internet_20_link" text:visited-style-name="Visited_20_Internet_20_Link">https://doi.org/10.1111/rssa.12493</text:a></text:p>
        </text:list-item>
      </text:list>
      <text:p text:style-name="P2"><text:tab/>https://arxiv.org/abs/2009.07782</text:p>
      <text:list xml:id="list145057883776851" text:continue-numbering="true" text:style-name="L1">
        <text:list-header>
          <text:p text:style-name="P3"/>
        </text:list-header>
        <text:list-item>
          <text:p text:style-name="P4"><text:span text:style-name="T3">Power calculations for </text:span><text:span text:style-name="T2">replication studies</text:span> </text:p>
          <text:p text:style-name="P3"><text:a xlink:type="simple" xlink:href="https://arxiv.org/abs/2004.10814" text:style-name="Internet_20_link" text:visited-style-name="Visited_20_Internet_20_Link">https://arxiv.org/abs/2004.10814</text:a> </text:p>
          <text:p text:style-name="P3"/>
        </text:list-item>
        <text:list-item>
          <text:p text:style-name="P9">Harmonic mean chi-squared test</text:p>
          <text:p text:style-name="P3"><text:a xlink:type="simple" xlink:href="https://doi.org/10.1111/rssc.12410" text:style-name="Internet_20_link" text:visited-style-name="Visited_20_Internet_20_Link">https://doi.org/10.1111/rssc.12410</text:a></text:p>
          <text:p text:style-name="P3"><text:a xlink:type="simple" xlink:href="https://arxiv.org/abs/2112.11898" text:style-name="Internet_20_link" text:visited-style-name="Visited_20_Internet_20_Link">https://arxiv.org/abs/2112.11898</text:a></text:p>
          <text:p text:style-name="P3"/>
        </text:list-item>
        <text:list-item>
          <text:p text:style-name="P9">Replication power</text:p>
          <text:p text:style-name="P3">https://doi:10.1111/1740-9713.01462</text:p>
          <text:p text:style-name="P3"/>
        </text:list-item>
        <text:list-item>
          <text:p text:style-name="P4"><text:span text:style-name="T2">Sceptical Bayes factor</text:span> </text:p>
          <text:p text:style-name="P3"><text:a xlink:type="simple" xlink:href="https://arxiv.org/abs/2009.01520" text:style-name="Internet_20_link" text:visited-style-name="Visited_20_Internet_20_Link">https://arxiv.org/abs/2009.01520</text:a></text:p>
          <text:p text:style-name="P3"/>
        </text:list-item>
        <text:list-item>
          <text:p text:style-name="P9">Reverse-Bayes methods</text:p>
          <text:p text:style-name="P3"><text:a xlink:type="simple" xlink:href="https://onlinelibrary.wiley.com/doi/full/10.1002/jrsm.1538" text:style-name="Internet_20_link" text:visited-style-name="Visited_20_Internet_20_Link">https://onlinelibrary.wiley.com/doi/full/10.1002/jrsm.1538</text:a></text:p>
          <text:p text:style-name="P3"/>
        </text:list-item>
        <text:list-item>
          <text:p text:style-name="P8">Probabilistic forecasting of replication studies</text:p>
          <text:p text:style-name="P7">https://doi.org/10.1371/journal.pone.0231416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eo Held</meta:initial-creator>
    <meta:creation-date>2022-02-07T14:37:24.385394601</meta:creation-date>
    <dc:date>2022-02-07T14:50:56.200042799</dc:date>
    <dc:creator>Leo Held</dc:creator>
    <meta:editing-duration>PT13M3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66" meta:character-count="652" meta:non-whitespace-character-count="622"/>
  </office:meta>
</office:document-meta>
</file>